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43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1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4.572cm" svg:height="6.223cm" svg:x="1.889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89cm" svg:y1="2.143cm" svg:x2="6.461cm" svg:y2="2.143cm">
          <text:p/>
        </draw:line>
        <draw:frame draw:style-name="gr3" draw:layer="layout" svg:width="4.572cm" svg:height="1.393cm" svg:x="1.889cm" svg:y="1cm">
          <draw:text-box>
            <text:p text:style-name="P1">Inicialización</text:p>
          </draw:text-box>
        </draw:frame>
        <draw:custom-shape draw:style-name="gr1" draw:text-style-name="P1" draw:layer="layout" svg:width="3.556cm" svg:height="2.159cm" svg:x="2.397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97cm" svg:y1="3.413cm" svg:x2="5.953cm" svg:y2="3.413cm">
          <text:p/>
        </draw:line>
        <draw:frame draw:style-name="gr4" draw:text-style-name="P2" draw:layer="layout" svg:width="3.556cm" svg:height="1.012cm" svg:x="2.397cm" svg:y="2.651cm">
          <draw:text-box>
            <text:p text:style-name="P2"><text:span text:style-name="T1">Modo Normal</text:span></text:p>
          </draw:text-box>
        </draw:frame>
        <draw:custom-shape draw:style-name="gr1" draw:text-style-name="P1" draw:layer="layout" svg:width="4.572cm" svg:height="7.238cm" svg:x="1.889cm" svg:y="1.00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89cm" svg:y1="2.144cm" svg:x2="6.461cm" svg:y2="2.144cm">
          <text:p/>
        </draw:line>
        <draw:frame draw:style-name="gr3" draw:layer="layout" svg:width="4.572cm" svg:height="1.393cm" svg:x="1.889cm" svg:y="1.001cm">
          <draw:text-box>
            <text:p text:style-name="P1">Inicialización</text:p>
          </draw:text-box>
        </draw:frame>
        <draw:custom-shape draw:style-name="gr1" draw:text-style-name="P1" draw:layer="layout" svg:width="3.556cm" svg:height="2.159cm" svg:x="2.397cm" svg:y="2.6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97cm" svg:y1="3.414cm" svg:x2="5.953cm" svg:y2="3.414cm">
          <text:p/>
        </draw:line>
        <draw:frame draw:style-name="gr4" draw:text-style-name="P2" draw:layer="layout" svg:width="3.556cm" svg:height="1.012cm" svg:x="2.397cm" svg:y="2.652cm">
          <draw:text-box>
            <text:p text:style-name="P3"><text:span text:style-name="T1">Init_normal</text:span></text:p>
          </draw:text-box>
        </draw:frame>
        <draw:custom-shape draw:style-name="gr1" draw:text-style-name="P1" xml:id="id2" draw:id="id2" draw:layer="layout" svg:width="3.556cm" svg:height="2.159cm" svg:x="2.397cm" svg:y="5.3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97cm" svg:y1="6.08cm" svg:x2="5.953cm" svg:y2="6.08cm">
          <text:p/>
        </draw:line>
        <draw:frame draw:style-name="gr4" draw:text-style-name="P2" draw:layer="layout" svg:width="3.556cm" svg:height="1.012cm" svg:x="2.524cm" svg:y="5.322cm">
          <draw:text-box>
            <text:p text:style-name="P3"><text:span text:style-name="T1">Init_error</text:span></text:p>
          </draw:text-box>
        </draw:frame>
        <draw:custom-shape draw:style-name="gr1" draw:text-style-name="P1" draw:layer="layout" svg:width="4.572cm" svg:height="6.223cm" svg:x="10.017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017cm" svg:y1="2.143cm" svg:x2="14.589cm" svg:y2="2.143cm">
          <text:p/>
        </draw:line>
        <draw:frame draw:style-name="gr3" draw:layer="layout" svg:width="4.572cm" svg:height="1.393cm" svg:x="10.017cm" svg:y="1cm">
          <draw:text-box>
            <text:p text:style-name="P1">Inicialización</text:p>
          </draw:text-box>
        </draw:frame>
        <draw:custom-shape draw:style-name="gr1" draw:text-style-name="P1" draw:layer="layout" svg:width="3.556cm" svg:height="2.159cm" svg:x="10.525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3.413cm" svg:x2="14.081cm" svg:y2="3.413cm">
          <text:p/>
        </draw:line>
        <draw:frame draw:style-name="gr4" draw:text-style-name="P2" draw:layer="layout" svg:width="3.556cm" svg:height="1.012cm" svg:x="10.525cm" svg:y="2.651cm">
          <draw:text-box>
            <text:p text:style-name="P2"><text:span text:style-name="T1">Modo Normal</text:span></text:p>
          </draw:text-box>
        </draw:frame>
        <draw:custom-shape draw:style-name="gr1" draw:text-style-name="P1" draw:layer="layout" svg:width="6.604cm" svg:height="9.524cm" svg:x="10.017cm" svg:y="1.001cm">
          <text:p/>
          <draw:enhanced-geometry svg:viewBox="0 0 21600 21600" draw:type="rectangle" draw:enhanced-path="M 0 0 L 21600 0 21600 21600 0 21600 0 0 Z N"/>
        </draw:custom-shape>
        <draw:line draw:style-name="gr2" draw:text-style-name="P1" xml:id="id4" draw:id="id4" draw:layer="layout" svg:x1="10.017cm" svg:y1="2.144cm" svg:x2="16.621cm" svg:y2="2.143cm">
          <text:p/>
        </draw:line>
        <draw:frame draw:style-name="gr3" draw:layer="layout" svg:width="4.572cm" svg:height="1.393cm" svg:x="10.779cm" svg:y="1.004cm">
          <draw:text-box>
            <text:p text:style-name="P1">Verificación</text:p>
          </draw:text-box>
        </draw:frame>
        <draw:custom-shape draw:style-name="gr1" draw:text-style-name="P1" xml:id="id3" draw:id="id3" draw:layer="layout" svg:width="3.556cm" svg:height="2.159cm" svg:x="10.525cm" svg:y="2.6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3.414cm" svg:x2="14.081cm" svg:y2="3.414cm">
          <text:p/>
        </draw:line>
        <draw:frame draw:style-name="gr4" draw:text-style-name="P2" draw:layer="layout" svg:width="3.556cm" svg:height="1.012cm" svg:x="10.525cm" svg:y="2.652cm">
          <draw:text-box>
            <text:p text:style-name="P3"><text:span text:style-name="T1">Ver_normal</text:span></text:p>
          </draw:text-box>
        </draw:frame>
        <draw:custom-shape draw:style-name="gr1" draw:text-style-name="P1" xml:id="id1" draw:id="id1" draw:layer="layout" svg:width="4.318cm" svg:height="1.905cm" svg:x="10.525cm" svg:y="5.31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525cm" svg:y1="6.08cm" svg:x2="14.843cm" svg:y2="6.08cm">
          <text:p/>
        </draw:line>
        <draw:frame draw:style-name="gr4" draw:text-style-name="P2" draw:layer="layout" svg:width="3.556cm" svg:height="1.012cm" svg:x="10.652cm" svg:y="5.322cm">
          <draw:text-box>
            <text:p text:style-name="P3"><text:span text:style-name="T1">Ver_error</text:span></text:p>
          </draw:text-box>
        </draw:frame>
        <draw:line draw:style-name="gr5" draw:text-style-name="P1" draw:layer="layout" svg:x1="6.461cm" svg:y1="2.143cm" svg:x2="10.017cm" svg:y2="2.143cm">
          <text:p/>
        </draw:line>
        <draw:connector draw:style-name="gr5" draw:text-style-name="P1" draw:layer="layout" svg:x1="10.525cm" svg:y1="6.27cm" svg:x2="5.953cm" svg:y2="6.397cm" draw:start-shape="id1" draw:start-glue-point="3" draw:end-shape="id2" svg:d="m10525 6270h-2286v127h-2286">
          <text:p/>
        </draw:connector>
        <draw:connector draw:style-name="gr5" draw:text-style-name="P1" draw:layer="layout" svg:x1="14.081cm" svg:y1="3.731cm" svg:x2="14.843cm" svg:y2="6.27cm" draw:start-shape="id3" draw:end-shape="id1" draw:end-glue-point="1" svg:d="m14081 3731h1263v2539h-501">
          <text:p/>
        </draw:connector>
        <draw:frame draw:style-name="gr6" draw:text-style-name="P2" draw:layer="layout" svg:width="2.288cm" svg:height="0.725cm" svg:x="14.335cm" svg:y="3.095cm">
          <draw:text-box>
            <text:p text:style-name="P2">OnError()</text:p>
          </draw:text-box>
        </draw:frame>
        <draw:custom-shape draw:style-name="gr1" draw:text-style-name="P1" draw:layer="layout" svg:width="4.572cm" svg:height="6.223cm" svg:x="19.159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159cm" svg:y1="2.143cm" svg:x2="23.731cm" svg:y2="2.143cm">
          <text:p/>
        </draw:line>
        <draw:frame draw:style-name="gr3" draw:layer="layout" svg:width="4.572cm" svg:height="1.393cm" svg:x="19.159cm" svg:y="1cm">
          <draw:text-box>
            <text:p text:style-name="P1">Inicialización</text:p>
          </draw:text-box>
        </draw:frame>
        <draw:custom-shape draw:style-name="gr1" draw:text-style-name="P1" draw:layer="layout" svg:width="3.556cm" svg:height="2.159cm" svg:x="19.667cm" svg:y="2.65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667cm" svg:y1="3.413cm" svg:x2="23.223cm" svg:y2="3.413cm">
          <text:p/>
        </draw:line>
        <draw:frame draw:style-name="gr4" draw:text-style-name="P2" draw:layer="layout" svg:width="3.556cm" svg:height="1.012cm" svg:x="19.667cm" svg:y="2.651cm">
          <draw:text-box>
            <text:p text:style-name="P2"><text:span text:style-name="T1">Modo Normal</text:span></text:p>
          </draw:text-box>
        </draw:frame>
        <draw:custom-shape draw:style-name="gr1" draw:text-style-name="P1" draw:layer="layout" svg:width="6.606cm" svg:height="8.635cm" svg:x="19.159cm" svg:y="1.001cm">
          <text:p/>
          <draw:enhanced-geometry svg:viewBox="0 0 21600 21600" draw:type="rectangle" draw:enhanced-path="M 0 0 L 21600 0 21600 21600 0 21600 0 0 Z N"/>
        </draw:custom-shape>
        <draw:line draw:style-name="gr2" draw:text-style-name="P1" xml:id="id5" draw:id="id5" draw:layer="layout" svg:x1="19.159cm" svg:y1="2.144cm" svg:x2="25.636cm" svg:y2="2.143cm">
          <text:p/>
        </draw:line>
        <draw:frame draw:style-name="gr3" draw:layer="layout" svg:width="4.572cm" svg:height="1.393cm" svg:x="19.921cm" svg:y="1.004cm">
          <draw:text-box>
            <text:p text:style-name="P1">Estabilización</text:p>
          </draw:text-box>
        </draw:frame>
        <draw:custom-shape draw:style-name="gr1" draw:text-style-name="P1" xml:id="id7" draw:id="id7" draw:layer="layout" svg:width="5.463cm" svg:height="1.777cm" svg:x="19.667cm" svg:y="2.6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667cm" svg:y1="3.414cm" svg:x2="25.13cm" svg:y2="3.413cm">
          <text:p/>
        </draw:line>
        <draw:frame draw:style-name="gr4" draw:text-style-name="P2" draw:layer="layout" svg:width="3.304cm" svg:height="1.012cm" svg:x="20.812cm" svg:y="2.655cm">
          <draw:text-box>
            <text:p text:style-name="P3"><text:span text:style-name="T1">Est_normal</text:span></text:p>
          </draw:text-box>
        </draw:frame>
        <draw:connector draw:style-name="gr5" draw:text-style-name="P3" draw:layer="layout" svg:x1="16.621cm" svg:y1="2.143cm" svg:x2="19.159cm" svg:y2="2.143cm" draw:start-shape="id4" draw:start-glue-point="1" draw:end-shape="id5" draw:end-glue-point="3" svg:d="m16621 2143h2538">
          <text:p/>
        </draw:connector>
        <draw:custom-shape draw:style-name="gr1" draw:text-style-name="P1" xml:id="id6" draw:id="id6" draw:layer="layout" svg:width="4.445cm" svg:height="1.905cm" svg:x="10.525cm" svg:y="8.11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48cm" svg:height="1.012cm" svg:x="11.541cm" svg:y="8.112cm">
          <draw:text-box>
            <text:p text:style-name="P2"><text:span text:style-name="T1">Ver_noche</text:span></text:p>
          </draw:text-box>
        </draw:frame>
        <draw:custom-shape draw:style-name="gr1" draw:text-style-name="P1" xml:id="id8" draw:id="id8" draw:layer="layout" svg:width="5.334cm" svg:height="3.175cm" svg:x="19.669cm" svg:y="5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669cm" svg:y1="6.207cm" svg:x2="25.003cm" svg:y2="6.207cm">
          <text:p/>
        </draw:line>
        <draw:frame draw:style-name="gr7" draw:text-style-name="P2" draw:layer="layout" svg:width="3.556cm" svg:height="1.139cm" svg:x="21.066cm" svg:y="5.445cm">
          <draw:text-box>
            <text:p text:style-name="P2"><text:span text:style-name="T1">Est_noche</text:span></text:p>
          </draw:text-box>
        </draw:frame>
        <draw:connector draw:style-name="gr5" draw:text-style-name="P3" draw:layer="layout" svg:x1="12.684cm" svg:y1="7.223cm" svg:x2="12.747cm" svg:y2="8.112cm" draw:start-shape="id1" draw:start-glue-point="2" draw:end-shape="id6" draw:end-glue-point="0" svg:d="m12684 7223v444h63v445">
          <text:p/>
        </draw:connector>
        <draw:frame draw:style-name="gr6" draw:text-style-name="P2" draw:layer="layout" svg:width="2.504cm" svg:height="0.725cm" svg:x="22.499cm" svg:y="4.593cm">
          <draw:text-box>
            <text:p text:style-name="P2">EsNoche()</text:p>
          </draw:text-box>
        </draw:frame>
        <draw:connector draw:style-name="gr5" draw:text-style-name="P3" draw:layer="layout" svg:x1="22.398cm" svg:y1="4.429cm" svg:x2="22.336cm" svg:y2="5.445cm" draw:start-shape="id7" draw:start-glue-point="2" draw:end-shape="id8" draw:end-glue-point="0" svg:d="m22398 4429v507h-62v509">
          <text:p/>
        </draw:connector>
        <draw:line draw:style-name="gr2" draw:text-style-name="P1" draw:layer="layout" svg:x1="10.525cm" svg:y1="8.874cm" svg:x2="14.97cm" svg:y2="8.874cm">
          <text:p/>
        </draw:line>
        <draw:frame draw:style-name="gr6" draw:text-style-name="P2" draw:layer="layout" svg:width="2.504cm" svg:height="0.725cm" svg:x="12.811cm" svg:y="7.35cm">
          <draw:text-box>
            <text:p text:style-name="P2">EsNoche()</text:p>
          </draw:text-box>
        </draw:frame>
        <draw:custom-shape draw:style-name="gr1" draw:text-style-name="P1" draw:layer="layout" svg:width="4.574cm" svg:height="7.496cm" svg:x="21.193cm" svg:y="13.09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193cm" svg:y1="14.057cm" svg:x2="25.765cm" svg:y2="14.057cm">
          <text:p/>
        </draw:line>
        <draw:frame draw:style-name="gr8" draw:text-style-name="P2" draw:layer="layout" svg:width="4.545cm" svg:height="0.962cm" svg:x="21.32cm" svg:y="13.065cm">
          <draw:text-box>
            <text:p text:style-name="P2"><text:span text:style-name="T2">Housekeeping</text:span></text:p>
          </draw:text-box>
        </draw:frame>
        <draw:custom-shape draw:style-name="gr1" draw:text-style-name="P1" draw:layer="layout" svg:width="4.447cm" svg:height="7.525cm" svg:x="14.462cm" svg:y="13.06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462cm" svg:y1="14.032cm" svg:x2="18.907cm" svg:y2="14.032cm">
          <text:p/>
        </draw:line>
        <draw:frame draw:style-name="gr9" draw:text-style-name="P2" draw:layer="layout" svg:width="3.779cm" svg:height="0.962cm" svg:x="14.832cm" svg:y="13.083cm">
          <draw:text-box>
            <text:p text:style-name="P2"><text:span text:style-name="T2">Ctrl_Actitud</text:span></text:p>
          </draw:text-box>
        </draw:frame>
        <draw:custom-shape draw:style-name="gr1" draw:text-style-name="P1" draw:layer="layout" svg:width="4.574cm" svg:height="7.525cm" svg:x="7.985cm" svg:y="13.06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85cm" svg:y1="14.032cm" svg:x2="12.557cm" svg:y2="14.032cm">
          <text:p/>
        </draw:line>
        <draw:frame draw:style-name="gr10" draw:text-style-name="P2" draw:layer="layout" svg:width="3.004cm" svg:height="0.962cm" svg:x="8.874cm" svg:y="13.083cm">
          <draw:text-box>
            <text:p text:style-name="P2"><text:span text:style-name="T2">Corr_Act</text:span></text:p>
          </draw:text-box>
        </draw:frame>
        <draw:custom-shape draw:style-name="gr1" draw:text-style-name="P1" draw:layer="layout" svg:width="4.574cm" svg:height="7.525cm" svg:x="1.381cm" svg:y="13.06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81cm" svg:y1="14.032cm" svg:x2="5.953cm" svg:y2="14.032cm">
          <text:p/>
        </draw:line>
        <draw:frame draw:style-name="gr11" draw:text-style-name="P2" draw:layer="layout" svg:width="4.934cm" svg:height="0.962cm" svg:x="1.254cm" svg:y="13.147cm">
          <draw:text-box>
            <text:p text:style-name="P2"><text:span text:style-name="T2">Ahorro_Energia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ercedes </meta:initial-creator>
    <meta:creation-date>2011-12-27T14:52:28</meta:creation-date>
    <dc:date>2011-12-27T16:22:54</dc:date>
    <dc:creator>Mercedes </dc:creator>
    <meta:editing-duration>PT39M33S</meta:editing-duration>
    <meta:editing-cycles>3</meta:editing-cycles>
    <meta:generator>LibreOffice/3.4$Unix LibreOffice_project/340m1$Build-402</meta:generator>
    <meta:document-statistic meta:object-count="69"/>
  </office:meta>
</office:document-meta>
</file>